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53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226cm"/>
    </style:style>
    <style:style style:name="co6" style:family="table-column">
      <style:table-column-properties fo:break-before="auto" style:column-width="1.42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4.389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3.889cm"/>
    </style:style>
    <style:style style:name="co13" style:family="table-column">
      <style:table-column-properties fo:break-before="auto" style:column-width="7.83cm"/>
    </style:style>
    <style:style style:name="co14" style:family="table-column">
      <style:table-column-properties fo:break-before="auto" style:column-width="7.22cm"/>
    </style:style>
    <style:style style:name="co15" style:family="table-column">
      <style:table-column-properties fo:break-before="auto" style:column-width="5.914cm"/>
    </style:style>
    <style:style style:name="co16" style:family="table-column">
      <style:table-column-properties fo:break-before="auto" style:column-width="8.024cm"/>
    </style:style>
    <style:style style:name="co17" style:family="table-column">
      <style:table-column-properties fo:break-before="auto" style:column-width="5.999cm"/>
    </style:style>
    <style:style style:name="co18" style:family="table-column">
      <style:table-column-properties fo:break-before="auto" style:column-width="8.107cm"/>
    </style:style>
    <style:style style:name="co19" style:family="table-column">
      <style:table-column-properties fo:break-before="auto" style:column-width="7.969cm"/>
    </style:style>
    <style:style style:name="co20" style:family="table-column">
      <style:table-column-properties fo:break-before="auto" style:column-width="8.523cm"/>
    </style:style>
    <style:style style:name="co21" style:family="table-column">
      <style:table-column-properties fo:break-before="auto" style:column-width="7.719cm"/>
    </style:style>
    <style:style style:name="co22" style:family="table-column">
      <style:table-column-properties fo:break-before="auto" style:column-width="3.334cm"/>
    </style:style>
    <style:style style:name="co23" style:family="table-column">
      <style:table-column-properties fo:break-before="auto" style:column-width="7.414cm"/>
    </style:style>
    <style:style style:name="co24" style:family="table-column">
      <style:table-column-properties fo:break-before="auto" style:column-width="3.806cm"/>
    </style:style>
    <style:style style:name="co25" style:family="table-column">
      <style:table-column-properties fo:break-before="auto" style:column-width="7.442cm"/>
    </style:style>
    <style:style style:name="co26" style:family="table-column">
      <style:table-column-properties fo:break-before="auto" style:column-width="4.471cm"/>
    </style:style>
    <style:style style:name="co27" style:family="table-column">
      <style:table-column-properties fo:break-before="auto" style:column-width="4.583cm"/>
    </style:style>
    <style:style style:name="co28" style:family="table-column">
      <style:table-column-properties fo:break-before="auto" style:column-width="7.163cm"/>
    </style:style>
    <style:style style:name="co29" style:family="table-column">
      <style:table-column-properties fo:break-before="auto" style:column-width="6.581cm"/>
    </style:style>
    <style:style style:name="co30" style:family="table-column">
      <style:table-column-properties fo:break-before="auto" style:column-width="7.246cm"/>
    </style:style>
    <style:style style:name="co31" style:family="table-column">
      <style:table-column-properties fo:break-before="auto" style:column-width="4.223cm"/>
    </style:style>
    <style:style style:name="co32" style:family="table-column">
      <style:table-column-properties fo:break-before="auto" style:column-width="4.5cm"/>
    </style:style>
    <style:style style:name="co33" style:family="table-column">
      <style:table-column-properties fo:break-before="auto" style:column-width="7.525cm"/>
    </style:style>
    <style:style style:name="co34" style:family="table-column">
      <style:table-column-properties fo:break-before="auto" style:column-width="5.86cm"/>
    </style:style>
    <style:style style:name="co35" style:family="table-column">
      <style:table-column-properties fo:break-before="auto" style:column-width="4.306cm"/>
    </style:style>
    <style:style style:name="co36" style:family="table-column">
      <style:table-column-properties fo:break-before="auto" style:column-width="5.943cm"/>
    </style:style>
    <style:style style:name="co37" style:family="table-column">
      <style:table-column-properties fo:break-before="auto" style:column-width="4.805cm"/>
    </style:style>
    <style:style style:name="co38" style:family="table-column">
      <style:table-column-properties fo:break-before="auto" style:column-width="6.248cm"/>
    </style:style>
    <style:style style:name="co39" style:family="table-column">
      <style:table-column-properties fo:break-before="auto" style:column-width="5.443cm"/>
    </style:style>
    <style:style style:name="co40" style:family="table-column">
      <style:table-column-properties fo:break-before="auto" style:column-width="5.888cm"/>
    </style:style>
    <style:style style:name="co41" style:family="table-column">
      <style:table-column-properties fo:break-before="auto" style:column-width="6.969cm"/>
    </style:style>
    <style:style style:name="co42" style:family="table-column">
      <style:table-column-properties fo:break-before="auto" style:column-width="3.307cm"/>
    </style:style>
    <style:style style:name="co43" style:family="table-column">
      <style:table-column-properties fo:break-before="auto" style:column-width="6.858cm"/>
    </style:style>
    <style:style style:name="co44" style:family="table-column">
      <style:table-column-properties fo:break-before="auto" style:column-width="7.331cm"/>
    </style:style>
    <style:style style:name="co45" style:family="table-column">
      <style:table-column-properties fo:break-before="auto" style:column-width="8.079cm"/>
    </style:style>
    <style:style style:name="co46" style:family="table-column">
      <style:table-column-properties fo:break-before="auto" style:column-width="7.747cm"/>
    </style:style>
    <style:style style:name="co47" style:family="table-column">
      <style:table-column-properties fo:break-before="auto" style:column-width="3.14cm"/>
    </style:style>
    <style:style style:name="co48" style:family="table-column">
      <style:table-column-properties fo:break-before="auto" style:column-width="8.135cm"/>
    </style:style>
    <style:style style:name="co49" style:family="table-column">
      <style:table-column-properties fo:break-before="auto" style:column-width="3.695cm"/>
    </style:style>
    <style:style style:name="co50" style:family="table-column">
      <style:table-column-properties fo:break-before="auto" style:column-width="3.612cm"/>
    </style:style>
    <style:style style:name="co51" style:family="table-column">
      <style:table-column-properties fo:break-before="auto" style:column-width="2.529cm"/>
    </style:style>
    <style:style style:name="co52" style:family="table-column">
      <style:table-column-properties fo:break-before="auto" style:column-width="5.666cm"/>
    </style:style>
    <style:style style:name="co53" style:family="table-column">
      <style:table-column-properties fo:break-before="auto" style:column-width="5.193cm"/>
    </style:style>
    <style:style style:name="co54" style:family="table-column">
      <style:table-column-properties fo:break-before="auto" style:column-width="3.667cm"/>
    </style:style>
    <style:style style:name="co55" style:family="table-column">
      <style:table-column-properties fo:break-before="auto" style:column-width="5.11cm"/>
    </style:style>
    <style:style style:name="co56" style:family="table-column">
      <style:table-column-properties fo:break-before="auto" style:column-width="2.058cm"/>
    </style:style>
    <style:style style:name="co57" style:family="table-column">
      <style:table-column-properties fo:break-before="auto" style:column-width="3.639cm"/>
    </style:style>
    <style:style style:name="co58" style:family="table-column">
      <style:table-column-properties fo:break-before="auto" style:column-width="5.72cm"/>
    </style:style>
    <style:style style:name="co59" style:family="table-column">
      <style:table-column-properties fo:break-before="auto" style:column-width="4.166cm"/>
    </style:style>
    <style:style style:name="co60" style:family="table-column">
      <style:table-column-properties fo:break-before="auto" style:column-width="7.691cm"/>
    </style:style>
    <style:style style:name="co61" style:family="table-column">
      <style:table-column-properties fo:break-before="auto" style:column-width="6.498cm"/>
    </style:style>
    <style:style style:name="co62" style:family="table-column">
      <style:table-column-properties fo:break-before="auto" style:column-width="3.972cm"/>
    </style:style>
    <style:style style:name="co63" style:family="table-column">
      <style:table-column-properties fo:break-before="auto" style:column-width="4.083cm"/>
    </style:style>
    <style:style style:name="co64" style:family="table-column">
      <style:table-column-properties fo:break-before="auto" style:column-width="5.082cm"/>
    </style:style>
    <style:style style:name="co65" style:family="table-column">
      <style:table-column-properties fo:break-before="auto" style:column-width="4.554cm"/>
    </style:style>
    <style:style style:name="co66" style:family="table-column">
      <style:table-column-properties fo:break-before="auto" style:column-width="4.277cm"/>
    </style:style>
    <style:style style:name="co67" style:family="table-column">
      <style:table-column-properties fo:break-before="auto" style:column-width="4.029cm"/>
    </style:style>
    <style:style style:name="co68" style:family="table-column">
      <style:table-column-properties fo:break-before="auto" style:column-width="3.362cm"/>
    </style:style>
    <style:style style:name="co69" style:family="table-column">
      <style:table-column-properties fo:break-before="auto" style:column-width="2.113cm"/>
    </style:style>
    <style:style style:name="co70" style:family="table-column">
      <style:table-column-properties fo:break-before="auto" style:column-width="3.057cm"/>
    </style:style>
    <style:style style:name="co71" style:family="table-column">
      <style:table-column-properties fo:break-before="auto" style:column-width="5.332cm"/>
    </style:style>
    <style:style style:name="co72" style:family="table-column">
      <style:table-column-properties fo:break-before="auto" style:column-width="5.749cm"/>
    </style:style>
    <style:style style:name="co73" style:family="table-column">
      <style:table-column-properties fo:break-before="auto" style:column-width="5.36cm"/>
    </style:style>
    <style:style style:name="co74" style:family="table-column">
      <style:table-column-properties fo:break-before="auto" style:column-width="4.75cm"/>
    </style:style>
    <style:style style:name="co75" style:family="table-column">
      <style:table-column-properties fo:break-before="auto" style:column-width="5.526cm"/>
    </style:style>
    <style:style style:name="co76" style:family="table-column">
      <style:table-column-properties fo:break-before="auto" style:column-width="5.554cm"/>
    </style:style>
    <style:style style:name="co77" style:family="table-column">
      <style:table-column-properties fo:break-before="auto" style:column-width="7.052cm"/>
    </style:style>
    <style:style style:name="co78" style:family="table-column">
      <style:table-column-properties fo:break-before="auto" style:column-width="7.08cm"/>
    </style:style>
    <style:style style:name="co79" style:family="table-column">
      <style:table-column-properties fo:break-before="auto" style:column-width="7.608cm"/>
    </style:style>
    <style:style style:name="co80" style:family="table-column">
      <style:table-column-properties fo:break-before="auto" style:column-width="7.636cm"/>
    </style:style>
    <style:style style:name="co81" style:family="table-column">
      <style:table-column-properties fo:break-before="auto" style:column-width="5.777cm"/>
    </style:style>
    <style:style style:name="co82" style:family="table-column">
      <style:table-column-properties fo:break-before="auto" style:column-width="5.415cm"/>
    </style:style>
    <style:style style:name="co83" style:family="table-column">
      <style:table-column-properties fo:break-before="auto" style:column-width="5.831cm"/>
    </style:style>
    <style:style style:name="co84" style:family="table-column">
      <style:table-column-properties fo:break-before="auto" style:column-width="4.665cm"/>
    </style:style>
    <style:style style:name="co85" style:family="table-column">
      <style:table-column-properties fo:break-before="auto" style:column-width="3.528cm"/>
    </style:style>
    <style:style style:name="co86" style:family="table-column">
      <style:table-column-properties fo:break-before="auto" style:column-width="7.357cm"/>
    </style:style>
    <style:style style:name="co87" style:family="table-column">
      <style:table-column-properties fo:break-before="auto" style:column-width="5.637cm"/>
    </style:style>
    <style:style style:name="co88" style:family="table-column">
      <style:table-column-properties fo:break-before="auto" style:column-width="6.609cm"/>
    </style:style>
    <style:style style:name="co89" style:family="table-column">
      <style:table-column-properties fo:break-before="auto" style:column-width="7.303cm"/>
    </style:style>
    <style:style style:name="co90" style:family="table-column">
      <style:table-column-properties fo:break-before="auto" style:column-width="7.579cm"/>
    </style:style>
    <style:style style:name="co91" style:family="table-column">
      <style:table-column-properties fo:break-before="auto" style:column-width="5.304cm"/>
    </style:style>
    <style:style style:name="co92" style:family="table-column">
      <style:table-column-properties fo:break-before="auto" style:column-width="6.997cm"/>
    </style:style>
    <style:style style:name="co93" style:family="table-column">
      <style:table-column-properties fo:break-before="auto" style:column-width="5.609cm"/>
    </style:style>
    <style:style style:name="co94" style:family="table-column">
      <style:table-column-properties fo:break-before="auto" style:column-width="6.082cm"/>
    </style:style>
    <style:style style:name="co95" style:family="table-column">
      <style:table-column-properties fo:break-before="auto" style:column-width="7.026cm"/>
    </style:style>
    <style:style style:name="co96" style:family="table-column">
      <style:table-column-properties fo:break-before="auto" style:column-width="3.223cm"/>
    </style:style>
    <style:style style:name="co97" style:family="table-column">
      <style:table-column-properties fo:break-before="auto" style:column-width="3.833cm"/>
    </style:style>
    <style:style style:name="co98" style:family="table-column">
      <style:table-column-properties fo:break-before="auto" style:column-width="6.108cm"/>
    </style:style>
    <style:style style:name="co99" style:family="table-column">
      <style:table-column-properties fo:break-before="auto" style:column-width="6.331cm"/>
    </style:style>
    <style:style style:name="co100" style:family="table-column">
      <style:table-column-properties fo:break-before="auto" style:column-width="4.334cm"/>
    </style:style>
    <style:style style:name="co101" style:family="table-column">
      <style:table-column-properties fo:break-before="auto" style:column-width="4.611cm"/>
    </style:style>
    <style:style style:name="co102" style:family="table-column">
      <style:table-column-properties fo:break-before="auto" style:column-width="0.893cm"/>
    </style:style>
    <style:style style:name="co103" style:family="table-column">
      <style:table-column-properties fo:break-before="auto" style:column-width="1.914cm"/>
    </style:style>
    <style:style style:name="co104" style:family="table-column">
      <style:table-column-properties fo:break-before="auto" style:column-width="0.504cm"/>
    </style:style>
    <style:style style:name="co105" style:family="table-column">
      <style:table-column-properties fo:break-before="auto" style:column-width="0.699cm"/>
    </style:style>
    <style:style style:name="co106" style:family="table-column">
      <style:table-column-properties fo:break-before="auto" style:column-width="6.72cm"/>
    </style:style>
    <style:style style:name="co107" style:family="table-column">
      <style:table-column-properties fo:break-before="auto" style:column-width="1.669cm"/>
    </style:style>
    <style:style style:name="co108" style:family="table-column">
      <style:table-column-properties fo:break-before="auto" style:column-width="2.447cm"/>
    </style:style>
    <style:style style:name="co109" style:family="table-column">
      <style:table-column-properties fo:break-before="auto" style:column-width="2.641cm"/>
    </style:style>
    <style:style style:name="co110" style:family="table-column">
      <style:table-column-properties fo:break-before="auto" style:column-width="1.087cm"/>
    </style:style>
    <style:style style:name="co111" style:family="table-column">
      <style:table-column-properties fo:break-before="auto" style:column-width="1.863cm"/>
    </style:style>
    <style:style style:name="co1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6" table:default-cell-style-name="Default"/>
        <table:table-column table:style-name="co60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61" table:default-cell-style-name="Default"/>
        <table:table-column table:style-name="co18" table:default-cell-style-name="Default"/>
        <table:table-column table:style-name="co4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7" table:default-cell-style-name="Default"/>
        <table:table-column table:style-name="co69" table:default-cell-style-name="Default"/>
        <table:table-column table:style-name="co39" table:default-cell-style-name="Default"/>
        <table:table-column table:style-name="co70" table:default-cell-style-name="Default"/>
        <table:table-column table:style-name="co59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72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4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61" table:default-cell-style-name="Default"/>
        <table:table-column table:style-name="co95" table:default-cell-style-name="Default"/>
        <table:table-column table:style-name="co94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24" table:default-cell-style-name="Default"/>
        <table:table-column table:style-name="co98" table:default-cell-style-name="Default"/>
        <table:table-column table:style-name="co74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number-columns-repeated="2" table:default-cell-style-name="Default"/>
        <table:table-column table:style-name="co103" table:default-cell-style-name="Default"/>
        <table:table-column table:style-name="co102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2" table:number-columns-repeated="4" table:default-cell-style-name="Default"/>
        <table:table-column table:style-name="co106" table:default-cell-style-name="Default"/>
        <table:table-column table:style-name="co105" table:default-cell-style-name="Default"/>
        <table:table-column table:style-name="co7" table:number-columns-repeated="2" table:default-cell-style-name="Default"/>
        <table:table-column table:style-name="co107" table:number-columns-repeated="2" table:default-cell-style-name="Default"/>
        <table:table-column table:style-name="co108" table:number-columns-repeated="2" table:default-cell-style-name="Default"/>
        <table:table-column table:style-name="co109" table:default-cell-style-name="Default"/>
        <table:table-column table:style-name="co7" table:default-cell-style-name="Default"/>
        <table:table-column table:style-name="co102" table:number-columns-repeated="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04" table:number-columns-repeated="2" table:default-cell-style-name="Default"/>
        <table:table-column table:style-name="co109" table:default-cell-style-name="Default"/>
        <table:table-column table:style-name="co6" table:default-cell-style-name="Default"/>
        <table:table-column table:style-name="co105" table:default-cell-style-name="Default"/>
        <table:table-column table:style-name="co102" table:default-cell-style-name="Default"/>
        <table:table-row table:style-name="ro1">
          <table:table-cell office:value-type="string">
            <text:p>980 (Maxwell)</text:p>
          </table:table-cell>
          <table:table-cell office:value-type="string">
            <text:p>Start Time(ns)</text:p>
          </table:table-cell>
          <table:table-cell office:value-type="string">
            <text:p>Duration(ns)</text:p>
          </table:table-cell>
          <table:table-cell office:value-type="string">
            <text:p>GridX</text:p>
          </table:table-cell>
          <table:table-cell office:value-type="string">
            <text:p>GridY</text:p>
          </table:table-cell>
          <table:table-cell office:value-type="string">
            <text:p>GridZ</text:p>
          </table:table-cell>
          <table:table-cell office:value-type="string">
            <text:p>BlockX</text:p>
          </table:table-cell>
          <table:table-cell office:value-type="string">
            <text:p>BlockY</text:p>
          </table:table-cell>
          <table:table-cell office:value-type="string">
            <text:p>BlockZ</text:p>
          </table:table-cell>
          <table:table-cell office:value-type="string">
            <text:p>Registers/Thread</text:p>
          </table:table-cell>
          <table:table-cell office:value-type="string">
            <text:p>Static Shared Memory</text:p>
          </table:table-cell>
          <table:table-cell office:value-type="string">
            <text:p>Dynamic Shared Memory</text:p>
          </table:table-cell>
          <table:table-cell office:value-type="string">
            <text:p>Size(bytes)</text:p>
          </table:table-cell>
          <table:table-cell office:value-type="string">
            <text:p>Throughput(bytes/sec)</text:p>
          </table:table-cell>
          <table:table-cell office:value-type="string">
            <text:p>Requested Global Store Throughput(bytes/sec)</text:p>
          </table:table-cell>
          <table:table-cell office:value-type="string">
            <text:p>Floating Point Operations(Single Precision)</text:p>
          </table:table-cell>
          <table:table-cell office:value-type="string">
            <text:p>Global Load Throughput(bytes/sec)</text:p>
          </table:table-cell>
          <table:table-cell office:value-type="string">
            <text:p>Floating Point Operations(Double Precision Mul)</text:p>
          </table:table-cell>
          <table:table-cell office:value-type="string">
            <text:p>Global Store Throughput(bytes/sec)</text:p>
          </table:table-cell>
          <table:table-cell office:value-type="string">
            <text:p>Floating Point Operations(Single Precision FMA)</text:p>
          </table:table-cell>
          <table:table-cell office:value-type="string">
            <text:p>Floating Point Operations(Single Precision Add)</text:p>
          </table:table-cell>
          <table:table-cell office:value-type="string">
            <text:p>Floating Point Operations(Single Precision Special)</text:p>
          </table:table-cell>
          <table:table-cell office:value-type="string">
            <text:p>Floating Point Operation(Single Precision Mul)</text:p>
          </table:table-cell>
          <table:table-cell office:value-type="string">
            <text:p>Instructions Issued</text:p>
          </table:table-cell>
          <table:table-cell office:value-type="string">
            <text:p>Device Memory Read Throughput(bytes/sec)</text:p>
          </table:table-cell>
          <table:table-cell office:value-type="string">
            <text:p>Instructions Executed</text:p>
          </table:table-cell>
          <table:table-cell office:value-type="string">
            <text:p>Device Memory Write Throughput(bytes/sec)</text:p>
          </table:table-cell>
          <table:table-cell office:value-type="string">
            <text:p>Device Memory Utilization</text:p>
          </table:table-cell>
          <table:table-cell office:value-type="string">
            <text:p>Shared Store Transactions</text:p>
          </table:table-cell>
          <table:table-cell office:value-type="string">
            <text:p>Local Memory Load Throughput(bytes/sec)</text:p>
          </table:table-cell>
          <table:table-cell office:value-type="string">
            <text:p>Global Store Transactions Per Request</text:p>
          </table:table-cell>
          <table:table-cell office:value-type="string">
            <text:p>Local Memory Store Throughput(bytes/sec)</text:p>
          </table:table-cell>
          <table:table-cell office:value-type="string">
            <text:p>Local Load Transactions</text:p>
          </table:table-cell>
          <table:table-cell office:value-type="string">
            <text:p>Shared Memory Load Throughput(bytes/sec)</text:p>
          </table:table-cell>
          <table:table-cell office:value-type="string">
            <text:p>Shared Load Transactions</text:p>
          </table:table-cell>
          <table:table-cell office:value-type="string">
            <text:p>Shared Memory Store Throughput(bytes/sec)</text:p>
          </table:table-cell>
          <table:table-cell office:value-type="string">
            <text:p>Global Load Transactions</text:p>
          </table:table-cell>
          <table:table-cell office:value-type="string">
            <text:p>Global Memory Load Efficiency(%)</text:p>
          </table:table-cell>
          <table:table-cell office:value-type="string">
            <text:p>Local Store Transactions</text:p>
          </table:table-cell>
          <table:table-cell office:value-type="string">
            <text:p>Global Memory Store Efficiency(%)</text:p>
          </table:table-cell>
          <table:table-cell office:value-type="string">
            <text:p>Texture Cache Transactions</text:p>
          </table:table-cell>
          <table:table-cell office:value-type="string">
            <text:p>Global Store Transactions</text:p>
          </table:table-cell>
          <table:table-cell office:value-type="string">
            <text:p>Control-Flow Function Unit Utilization</text:p>
          </table:table-cell>
          <table:table-cell office:value-type="string">
            <text:p>Texture Function Unit Utilization</text:p>
          </table:table-cell>
          <table:table-cell office:value-type="string">
            <text:p>Load/Store Function Unit Utilization</text:p>
          </table:table-cell>
          <table:table-cell office:value-type="string">
            <text:p>Device Memory Read Transactions</text:p>
          </table:table-cell>
          <table:table-cell office:value-type="string">
            <text:p>Double-Precision Function Unit Utilization</text:p>
          </table:table-cell>
          <table:table-cell office:value-type="string">
            <text:p>Special Function Unit Utilization</text:p>
          </table:table-cell>
          <table:table-cell office:value-type="string">
            <text:p>Global Hit Rate(%)</text:p>
          </table:table-cell>
          <table:table-cell office:value-type="string">
            <text:p>Single-Precision Function Unit Utilization</text:p>
          </table:table-cell>
          <table:table-cell office:value-type="string">
            <text:p>Device Memory Write Transactions</text:p>
          </table:table-cell>
          <table:table-cell office:value-type="string">
            <text:p>Floating Point Operations(Double Precision)</text:p>
          </table:table-cell>
          <table:table-cell office:value-type="string">
            <text:p>Floating Point Operations(Double Precision Add)</text:p>
          </table:table-cell>
          <table:table-cell office:value-type="string">
            <text:p>Requested Global Load Throughput(bytes/sec)</text:p>
          </table:table-cell>
          <table:table-cell office:value-type="string">
            <text:p>Local Hit Rate(%)</text:p>
          </table:table-cell>
          <table:table-cell office:value-type="string">
            <text:p>Floating Point Operations(Double Precison FMA)</text:p>
          </table:table-cell>
          <table:table-cell office:value-type="string">
            <text:p>Achieved Occupancy</text:p>
          </table:table-cell>
          <table:table-cell office:value-type="string">
            <text:p>Atomic Transactions</text:p>
          </table:table-cell>
          <table:table-cell office:value-type="string">
            <text:p>Executed IPC</text:p>
          </table:table-cell>
          <table:table-cell office:value-type="string">
            <text:p>Executed Load/Store Instructions</text:p>
          </table:table-cell>
          <table:table-cell office:value-type="string">
            <text:p>Issued Load/Store Instructions</text:p>
          </table:table-cell>
          <table:table-cell office:value-type="string">
            <text:p>Multiprocessor Activity(%)</text:p>
          </table:table-cell>
          <table:table-cell office:value-type="string">
            <text:p>Executed Control-Flow Instructions</text:p>
          </table:table-cell>
          <table:table-cell office:value-type="string">
            <text:p>Branch Efficiency(%)</text:p>
          </table:table-cell>
          <table:table-cell office:value-type="string">
            <text:p>Warp Execution Efficiency(%)</text:p>
          </table:table-cell>
          <table:table-cell office:value-type="string">
            <text:p>Issued IPC</text:p>
          </table:table-cell>
          <table:table-cell office:value-type="string">
            <text:p>Instructions per warp</text:p>
          </table:table-cell>
          <table:table-cell office:value-type="string">
            <text:p>Atomic Transactions Per Request</text:p>
          </table:table-cell>
          <table:table-cell office:value-type="string">
            <text:p>Issue Slot Utilization(%)</text:p>
          </table:table-cell>
          <table:table-cell office:value-type="string">
            <text:p>Shared Memory Load Transactions Per Request</text:p>
          </table:table-cell>
          <table:table-cell office:value-type="string">
            <text:p>Warp Non-Predicated Execution Efficiency(%)</text:p>
          </table:table-cell>
          <table:table-cell office:value-type="string">
            <text:p>Instruction Replay Overhead</text:p>
          </table:table-cell>
          <table:table-cell office:value-type="string">
            <text:p>Local Memory Store Transactions Per Request</text:p>
          </table:table-cell>
          <table:table-cell office:value-type="string">
            <text:p>Global Load Transactions Per Request</text:p>
          </table:table-cell>
          <table:table-cell office:value-type="string">
            <text:p>Shared Memory Store Transactions Per Request</text:p>
          </table:table-cell>
          <table:table-cell office:value-type="string">
            <text:p>Local Memory Load Transactions Per Request</text:p>
          </table:table-cell>
          <table:table-cell office:value-type="string">
            <text:p>FP Instructions(Single)</text:p>
          </table:table-cell>
          <table:table-cell office:value-type="string">
            <text:p>FP Instructions(Double)</text:p>
          </table:table-cell>
          <table:table-cell office:value-type="string">
            <text:p>Shared Memory Efficiency(%)</text:p>
          </table:table-cell>
          <table:table-cell office:value-type="string">
            <text:p>Shared Memory Utilization</text:p>
          </table:table-cell>
          <table:table-cell office:value-type="string">
            <text:p>Control-Flow Instructions</text:p>
          </table:table-cell>
          <table:table-cell office:value-type="string">
            <text:p>Load/Store Instructions</text:p>
          </table:table-cell>
          <table:table-cell office:value-type="string">
            <text:p>Integer Instructions</text:p>
          </table:table-cell>
          <table:table-cell office:value-type="string">
            <text:p>Bit-Convert Instructions</text:p>
          </table:table-cell>
          <table:table-cell office:value-type="string">
            <text:p>Issue Slots</text:p>
          </table:table-cell>
          <table:table-cell office:value-type="string">
            <text:p>Issued Control-Flow Instructions</text:p>
          </table:table-cell>
          <table:table-cell office:value-type="string">
            <text:p>Misc Instructions</text:p>
          </table:table-cell>
          <table:table-cell office:value-type="string">
            <text:p>Inter-Thread Instructions</text:p>
          </table:table-cell>
          <table:table-cell office:value-type="string">
            <text:p>L2 Hit Rate (Texture Reads)(%)</text:p>
          </table:table-cell>
          <table:table-cell office:value-type="string">
            <text:p>FLOP Efficiency(Peak Double)(%)</text:p>
          </table:table-cell>
          <table:table-cell office:value-type="string">
            <text:p>L2 Hit Rate (Texture Writes)(%)</text:p>
          </table:table-cell>
          <table:table-cell office:value-type="string">
            <text:p>Local Memory Overhead(%)</text:p>
          </table:table-cell>
          <table:table-cell office:value-type="string">
            <text:p>L2 Transactions (Texture Reads)</text:p>
          </table:table-cell>
          <table:table-cell office:value-type="string">
            <text:p>L2 Transactions (Texture Writes)</text:p>
          </table:table-cell>
          <table:table-cell office:value-type="string">
            <text:p>L2 Throughput (Texture Reads)(bytes/sec)</text:p>
          </table:table-cell>
          <table:table-cell office:value-type="string">
            <text:p>L2 Throughput (Texture Writes)(bytes/sec)</text:p>
          </table:table-cell>
          <table:table-cell office:value-type="string">
            <text:p>System Memory Read Throughput(bytes/sec)</text:p>
          </table:table-cell>
          <table:table-cell office:value-type="string">
            <text:p>System Memory Write Throughput(bytes/sec)</text:p>
          </table:table-cell>
          <table:table-cell office:value-type="string">
            <text:p>L2 Throughput (Reads)(bytes/sec)</text:p>
          </table:table-cell>
          <table:table-cell office:value-type="string">
            <text:p>L2 Throughput (Writes)(bytes/sec)</text:p>
          </table:table-cell>
          <table:table-cell office:value-type="string">
            <text:p>Eligible Warps Per Active Cycle</text:p>
          </table:table-cell>
          <table:table-cell office:value-type="string">
            <text:p>L2 Transactions (Atomic requests)</text:p>
          </table:table-cell>
          <table:table-cell office:value-type="string">
            <text:p>System Memory Utilization</text:p>
          </table:table-cell>
          <table:table-cell office:value-type="string">
            <text:p>L2 Cache Utilization</text:p>
          </table:table-cell>
          <table:table-cell office:value-type="string">
            <text:p>L2 Throughput (Atomic requests)(bytes/sec)</text:p>
          </table:table-cell>
          <table:table-cell office:value-type="string">
            <text:p>FLOP Efficiency(Peak Single)(%)</text:p>
          </table:table-cell>
          <table:table-cell office:value-type="string">
            <text:p>Issue Stall Reasons (Data Request)(%)</text:p>
          </table:table-cell>
          <table:table-cell office:value-type="string">
            <text:p>Issue Stall Reasons (Execution Dependency)(%)</text:p>
          </table:table-cell>
          <table:table-cell office:value-type="string">
            <text:p>Issue Stall Reasons (Instructions Fetch)(%)</text:p>
          </table:table-cell>
          <table:table-cell office:value-type="string">
            <text:p>Issue Stall Reasons (Immediate constant)(%)</text:p>
          </table:table-cell>
          <table:table-cell office:value-type="string">
            <text:p>Issue Stall Reasons (Other)(%)</text:p>
          </table:table-cell>
          <table:table-cell office:value-type="string">
            <text:p>Issue Stall Reasons (Synchronization)(%)</text:p>
          </table:table-cell>
          <table:table-cell office:value-type="string">
            <text:p>Issue Stall Reasons (Texture)(%)</text:p>
          </table:table-cell>
          <table:table-cell office:value-type="string">
            <text:p>System Memory Read Transactions</text:p>
          </table:table-cell>
          <table:table-cell office:value-type="string">
            <text:p>Issue Stall Reasons (Not Selected)(%)</text:p>
          </table:table-cell>
          <table:table-cell office:value-type="string">
            <text:p>Issue Stall Reasons (Memory Throttle)(%)</text:p>
          </table:table-cell>
          <table:table-cell office:value-type="string">
            <text:p>Issue Stall Reasons (Pipe Busy)(%)</text:p>
          </table:table-cell>
          <table:table-cell office:value-type="string">
            <text:p>ECC Transactions</text:p>
          </table:table-cell>
          <table:table-cell office:value-type="string">
            <text:p>L2 Write Transactions</text:p>
          </table:table-cell>
          <table:table-cell office:value-type="string">
            <text:p>L2 Read Transactions</text:p>
          </table:table-cell>
          <table:table-cell office:value-type="string">
            <text:p>System Memory Write Transactions</text:p>
          </table:table-cell>
          <table:table-cell office:value-type="string">
            <text:p>ECC Throughput(bytes/sec)</text:p>
          </table:table-cell>
          <table:table-cell office:value-type="string">
            <text:p>Texture Cache Throughput(bytes/sec)</text:p>
          </table:table-cell>
          <table:table-cell office:value-type="string">
            <text:p>Texture Cache Utilization</text:p>
          </table:table-cell>
          <table:table-cell office:value-type="string">
            <text:p>Texture Cache Hit Rate(%)</text:p>
          </table:table-cell>
          <table:table-cell table:number-columns-repeated="30"/>
        </table:table-row>
        <table:table-row table:style-name="ro1">
          <table:table-cell office:value-type="string">
            <text:p>wbd::gpu::detection::atomicshared::detect(__int64, __int64, unsigned int, unsigned int, wbd::Detection*, unsigned int*)</text:p>
          </table:table-cell>
          <table:table-cell office:value-type="float" office:value="119092906">
            <text:p>119092906</text:p>
          </table:table-cell>
          <table:table-cell office:value-type="float" office:value="7197385">
            <text:p>7197385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3072">
            <text:p>3072</text:p>
          </table:table-cell>
          <table:table-cell table:number-columns-repeated="2"/>
          <table:table-cell office:value-type="float" office:value="1648839">
            <text:p>1648839</text:p>
          </table:table-cell>
          <table:table-cell office:value-type="float" office:value="423320188">
            <text:p>423320188</text:p>
          </table:table-cell>
          <table:table-cell table:number-columns-repeated="2" office:value-type="float" office:value="0">
            <text:p>0</text:p>
          </table:table-cell>
          <table:table-cell office:value-type="float" office:value="9412276">
            <text:p>9412276</text:p>
          </table:table-cell>
          <table:table-cell office:value-type="float" office:value="67970084">
            <text:p>67970084</text:p>
          </table:table-cell>
          <table:table-cell office:value-type="float" office:value="287380020">
            <text:p>287380020</text:p>
          </table:table-cell>
          <table:table-cell table:number-columns-repeated="2" office:value-type="float" office:value="0">
            <text:p>0</text:p>
          </table:table-cell>
          <table:table-cell office:value-type="float" office:value="217121726">
            <text:p>217121726</text:p>
          </table:table-cell>
          <table:table-cell office:value-type="float" office:value="14211503222">
            <text:p>14211503222</text:p>
          </table:table-cell>
          <table:table-cell office:value-type="float" office:value="217109296">
            <text:p>217109296</text:p>
          </table:table-cell>
          <table:table-cell office:value-type="float" office:value="154394187">
            <text:p>154394187</text:p>
          </table:table-cell>
          <table:table-cell office:value-type="string">
            <text:p>Low (1)</text:p>
          </table:table-cell>
          <table:table-cell office:value-type="float" office:value="3742514">
            <text:p>3742514</text:p>
          </table:table-cell>
          <table:table-cell office:value-type="float" office:value="0">
            <text:p>0</text:p>
          </table:table-cell>
          <table:table-cell office:value-type="float" office:value="3.92">
            <text:p>3,92</text:p>
          </table:table-cell>
          <table:table-cell table:number-columns-repeated="2" office:value-type="float" office:value="0">
            <text:p>0</text:p>
          </table:table-cell>
          <table:table-cell office:value-type="float" office:value="69617853368">
            <text:p>69617853368</text:p>
          </table:table-cell>
          <table:table-cell office:value-type="float" office:value="3602093">
            <text:p>3602093</text:p>
          </table:table-cell>
          <table:table-cell office:value-type="float" office:value="72331777907">
            <text:p>72331777907</text:p>
          </table:table-cell>
          <table:table-cell table:number-columns-repeated="3" office:value-type="float" office:value="0">
            <text:p>0</text:p>
          </table:table-cell>
          <table:table-cell office:value-type="float" office:value="17.518">
            <text:p>17,518</text:p>
          </table:table-cell>
          <table:table-cell office:value-type="float" office:value="105179379">
            <text:p>105179379</text:p>
          </table:table-cell>
          <table:table-cell office:value-type="float" office:value="1948">
            <text:p>1948</text:p>
          </table:table-cell>
          <table:table-cell office:value-type="string">
            <text:p>Low (1)</text:p>
          </table:table-cell>
          <table:table-cell office:value-type="string">
            <text:p>Mid (4)</text:p>
          </table:table-cell>
          <table:table-cell office:value-type="string">
            <text:p>Low (1)</text:p>
          </table:table-cell>
          <table:table-cell office:value-type="float" office:value="2941266">
            <text:p>2941266</text:p>
          </table:table-cell>
          <table:table-cell office:value-type="string">
            <text:p>Idle</text:p>
          </table:table-cell>
          <table:table-cell office:value-type="string">
            <text:p>Low (2)</text:p>
          </table:table-cell>
          <table:table-cell office:value-type="float" office:value="0">
            <text:p>0</text:p>
          </table:table-cell>
          <table:table-cell office:value-type="string">
            <text:p>Low (3)</text:p>
          </table:table-cell>
          <table:table-cell office:value-type="float" office:value="31954">
            <text:p>31954</text:p>
          </table:table-cell>
          <table:table-cell table:number-columns-repeated="5" office:value-type="float" office:value="0">
            <text:p>0</text:p>
          </table:table-cell>
          <table:table-cell office:value-type="float" office:value="0.621">
            <text:p>0,621</text:p>
          </table:table-cell>
          <table:table-cell office:value-type="float" office:value="546">
            <text:p>546</text:p>
          </table:table-cell>
          <table:table-cell office:value-type="float" office:value="1.614">
            <text:p>1,614</text:p>
          </table:table-cell>
          <table:table-cell office:value-type="float" office:value="48720978">
            <text:p>48720978</text:p>
          </table:table-cell>
          <table:table-cell office:value-type="float" office:value="127190720">
            <text:p>127190720</text:p>
          </table:table-cell>
          <table:table-cell office:value-type="float" office:value="97.133">
            <text:p>97,133</text:p>
          </table:table-cell>
          <table:table-cell office:value-type="float" office:value="25893381">
            <text:p>25893381</text:p>
          </table:table-cell>
          <table:table-cell office:value-type="float" office:value="96.795">
            <text:p>96,795</text:p>
          </table:table-cell>
          <table:table-cell office:value-type="float" office:value="43.451">
            <text:p>43,451</text:p>
          </table:table-cell>
          <table:table-cell office:value-type="float" office:value="1.65">
            <text:p>1,65</text:p>
          </table:table-cell>
          <table:table-cell office:value-type="float" office:value="368.396">
            <text:p>368,396</text:p>
          </table:table-cell>
          <table:table-cell office:value-type="float" office:value="4.333">
            <text:p>4,333</text:p>
          </table:table-cell>
          <table:table-cell office:value-type="float" office:value="40.11">
            <text:p>40,11</text:p>
          </table:table-cell>
          <table:table-cell office:value-type="float" office:value="3.296">
            <text:p>3,296</text:p>
          </table:table-cell>
          <table:table-cell office:value-type="float" office:value="42.459">
            <text:p>42,459</text:p>
          </table:table-cell>
          <table:table-cell table:number-columns-repeated="3" office:value-type="float" office:value="0">
            <text:p>0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 office:value-type="float" office:value="669889048">
            <text:p>669889048</text:p>
          </table:table-cell>
          <table:table-cell office:value-type="float" office:value="0">
            <text:p>0</text:p>
          </table:table-cell>
          <table:table-cell office:value-type="float" office:value="15.399">
            <text:p>15,399</text:p>
          </table:table-cell>
          <table:table-cell office:value-type="string">
            <text:p>Low (1)</text:p>
          </table:table-cell>
          <table:table-cell office:value-type="float" office:value="98004187">
            <text:p>98004187</text:p>
          </table:table-cell>
          <table:table-cell office:value-type="float" office:value="545493834">
            <text:p>545493834</text:p>
          </table:table-cell>
          <table:table-cell office:value-type="float" office:value="841816198">
            <text:p>841816198</text:p>
          </table:table-cell>
          <table:table-cell office:value-type="float" office:value="186268152">
            <text:p>186268152</text:p>
          </table:table-cell>
          <table:table-cell office:value-type="float" office:value="211068585">
            <text:p>211068585</text:p>
          </table:table-cell>
          <table:table-cell office:value-type="float" office:value="25893381">
            <text:p>25893381</text:p>
          </table:table-cell>
          <table:table-cell office:value-type="float" office:value="587471811">
            <text:p>587471811</text:p>
          </table:table-cell>
          <table:table-cell office:value-type="float" office:value="0">
            <text:p>0</text:p>
          </table:table-cell>
          <table:table-cell office:value-type="float" office:value="93.263">
            <text:p>93,263</text:p>
          </table:table-cell>
          <table:table-cell office:value-type="float" office:value="0">
            <text:p>0</text:p>
          </table:table-cell>
          <table:table-cell office:value-type="float" office:value="88.45">
            <text:p>88,45</text:p>
          </table:table-cell>
          <table:table-cell office:value-type="float" office:value="0">
            <text:p>0</text:p>
          </table:table-cell>
          <table:table-cell office:value-type="float" office:value="41432864">
            <text:p>41432864</text:p>
          </table:table-cell>
          <table:table-cell office:value-type="float" office:value="1949">
            <text:p>1949</text:p>
          </table:table-cell>
          <table:table-cell office:value-type="float" office:value="200193821381">
            <text:p>200193821381</text:p>
          </table:table-cell>
          <table:table-cell office:value-type="float" office:value="9417108">
            <text:p>9417108</text:p>
          </table:table-cell>
          <table:table-cell office:value-type="float" office:value="0">
            <text:p>0</text:p>
          </table:table-cell>
          <table:table-cell office:value-type="float" office:value="24158">
            <text:p>24158</text:p>
          </table:table-cell>
          <table:table-cell office:value-type="float" office:value="201450756473">
            <text:p>201450756473</text:p>
          </table:table-cell>
          <table:table-cell office:value-type="float" office:value="12011765">
            <text:p>12011765</text:p>
          </table:table-cell>
          <table:table-cell office:value-type="float" office:value="2.437">
            <text:p>2,437</text:p>
          </table:table-cell>
          <table:table-cell office:value-type="float" office:value="1092">
            <text:p>1092</text:p>
          </table:table-cell>
          <table:table-cell office:value-type="string">
            <text:p>Low (1)</text:p>
          </table:table-cell>
          <table:table-cell office:value-type="string">
            <text:p>Low (3)</text:p>
          </table:table-cell>
          <table:table-cell office:value-type="float" office:value="2638143">
            <text:p>2638143</text:p>
          </table:table-cell>
          <table:table-cell office:value-type="float" office:value="1.18">
            <text:p>1,18</text:p>
          </table:table-cell>
          <table:table-cell office:value-type="float" office:value="44.1">
            <text:p>44,1</text:p>
          </table:table-cell>
          <table:table-cell office:value-type="float" office:value="28.862">
            <text:p>28,862</text:p>
          </table:table-cell>
          <table:table-cell office:value-type="float" office:value="3.25">
            <text:p>3,25</text:p>
          </table:table-cell>
          <table:table-cell office:value-type="float" office:value="0.8">
            <text:p>0,8</text:p>
          </table:table-cell>
          <table:table-cell office:value-type="float" office:value="10.877">
            <text:p>10,877</text:p>
          </table:table-cell>
          <table:table-cell office:value-type="float" office:value="10.12">
            <text:p>10,12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2.198">
            <text:p>2,198</text:p>
          </table:table-cell>
          <table:table-cell office:value-type="float" office:value="0.5">
            <text:p>0,5</text:p>
          </table:table-cell>
          <table:table-cell office:value-type="float" office:value="0.776">
            <text:p>0,776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41693004">
            <text:p>4169300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08201938745">
            <text:p>508201938745</text:p>
          </table:table-cell>
          <table:table-cell office:value-type="string">
            <text:p>Mid (4)</text:p>
          </table:table-cell>
          <table:table-cell office:value-type="float" office:value="87.171">
            <text:p>87,171</text:p>
          </table:table-cell>
          <table:table-cell table:number-columns-repeated="30"/>
        </table:table-row>
        <table:table-row table:style-name="ro1">
          <table:table-cell office:value-type="string">
            <text:p>780Ti (Kepler)</text:p>
          </table:table-cell>
          <table:table-cell office:value-type="string">
            <text:p>Start Time(ns)</text:p>
          </table:table-cell>
          <table:table-cell office:value-type="string">
            <text:p>Duration(ns)</text:p>
          </table:table-cell>
          <table:table-cell office:value-type="string">
            <text:p>GridX</text:p>
          </table:table-cell>
          <table:table-cell office:value-type="string">
            <text:p>GridY</text:p>
          </table:table-cell>
          <table:table-cell office:value-type="string">
            <text:p>GridZ</text:p>
          </table:table-cell>
          <table:table-cell office:value-type="string">
            <text:p>BlockX</text:p>
          </table:table-cell>
          <table:table-cell office:value-type="string">
            <text:p>BlockY</text:p>
          </table:table-cell>
          <table:table-cell office:value-type="string">
            <text:p>BlockZ</text:p>
          </table:table-cell>
          <table:table-cell office:value-type="string">
            <text:p>Registers/Thread</text:p>
          </table:table-cell>
          <table:table-cell office:value-type="string">
            <text:p>Static Shared Memory</text:p>
          </table:table-cell>
          <table:table-cell office:value-type="string">
            <text:p>Dynamic Shared Memory</text:p>
          </table:table-cell>
          <table:table-cell office:value-type="string">
            <text:p>Size(bytes)</text:p>
          </table:table-cell>
          <table:table-cell office:value-type="string">
            <text:p>Throughput(bytes/sec)</text:p>
          </table:table-cell>
          <table:table-cell office:value-type="string">
            <text:p>Control-Flow Instructions</text:p>
          </table:table-cell>
          <table:table-cell office:value-type="string">
            <text:p>Bit-Convert Instructions</text:p>
          </table:table-cell>
          <table:table-cell office:value-type="string">
            <text:p>Misc Instructions</text:p>
          </table:table-cell>
          <table:table-cell office:value-type="string">
            <text:p>Load/Store Instructions</text:p>
          </table:table-cell>
          <table:table-cell office:value-type="string">
            <text:p>FP Instructions(Single)</text:p>
          </table:table-cell>
          <table:table-cell office:value-type="string">
            <text:p>Integer Instructions</text:p>
          </table:table-cell>
          <table:table-cell office:value-type="string">
            <text:p>FP Instructions(Double)</text:p>
          </table:table-cell>
          <table:table-cell office:value-type="string">
            <text:p>Atomic Throughput(bytes/sec)</text:p>
          </table:table-cell>
          <table:table-cell office:value-type="string">
            <text:p>Eligible Warps Per Active Cycle</text:p>
          </table:table-cell>
          <table:table-cell office:value-type="string">
            <text:p>L2 Throughput (Atomic requests)(bytes/sec)</text:p>
          </table:table-cell>
          <table:table-cell office:value-type="string">
            <text:p>Non-Coherent Global Load Efficiency(%)</text:p>
          </table:table-cell>
          <table:table-cell office:value-type="string">
            <text:p>Non-Coherent Global Memory Load Throughput(bytes/sec)</text:p>
          </table:table-cell>
          <table:table-cell office:value-type="string">
            <text:p>Instructions Executed</text:p>
          </table:table-cell>
          <table:table-cell office:value-type="string">
            <text:p>Instructions Issued</text:p>
          </table:table-cell>
          <table:table-cell office:value-type="string">
            <text:p>Control-Flow Function Unit Utilization</text:p>
          </table:table-cell>
          <table:table-cell office:value-type="string">
            <text:p>Texture Function Unit Utilization</text:p>
          </table:table-cell>
          <table:table-cell office:value-type="string">
            <text:p>L2 Non-Coherent Read Transactions</text:p>
          </table:table-cell>
          <table:table-cell office:value-type="string">
            <text:p>Non-Coherent Global Hit Rate(%)</text:p>
          </table:table-cell>
          <table:table-cell office:value-type="string">
            <text:p>Issue Slots</text:p>
          </table:table-cell>
          <table:table-cell office:value-type="string">
            <text:p>L2 Throughput (Non-Coherent Reads)(bytes/sec)</text:p>
          </table:table-cell>
          <table:table-cell office:value-type="string">
            <text:p>L2 Cache Utilization</text:p>
          </table:table-cell>
          <table:table-cell office:value-type="string">
            <text:p>Texture Cache Utilization</text:p>
          </table:table-cell>
          <table:table-cell office:value-type="string">
            <text:p>Issue Stall Reasons (Other)(%)</text:p>
          </table:table-cell>
          <table:table-cell office:value-type="string">
            <text:p>L1/Shared Memory Utilization</text:p>
          </table:table-cell>
          <table:table-cell office:value-type="string">
            <text:p>Load/Store Function Unit Utilization</text:p>
          </table:table-cell>
          <table:table-cell office:value-type="string">
            <text:p>Arithmetic Function Unit Utilization</text:p>
          </table:table-cell>
          <table:table-cell office:value-type="string">
            <text:p>Device Memory Utilization</text:p>
          </table:table-cell>
          <table:table-cell office:value-type="string">
            <text:p>System Memory Utilization</text:p>
          </table:table-cell>
          <table:table-cell office:value-type="string">
            <text:p>Shared Memory Efficiency(%)</text:p>
          </table:table-cell>
          <table:table-cell office:value-type="string">
            <text:p>Local Memory Cache Replay Overhead</text:p>
          </table:table-cell>
          <table:table-cell office:value-type="string">
            <text:p>Global Memory Store Efficiency(%)</text:p>
          </table:table-cell>
          <table:table-cell office:value-type="string">
            <text:p>Global Memory Load Efficiency(%)</text:p>
          </table:table-cell>
          <table:table-cell office:value-type="string">
            <text:p>Device Memory Write Throughput(bytes/sec)</text:p>
          </table:table-cell>
          <table:table-cell office:value-type="string">
            <text:p>Device Memory Read Throughput(bytes/sec)</text:p>
          </table:table-cell>
          <table:table-cell office:value-type="string">
            <text:p>Global Load Throughput(bytes/sec)</text:p>
          </table:table-cell>
          <table:table-cell office:value-type="string">
            <text:p>Global Store Throughput(bytes/sec)</text:p>
          </table:table-cell>
          <table:table-cell office:value-type="string">
            <text:p>Warp Execution Efficiency(%)</text:p>
          </table:table-cell>
          <table:table-cell office:value-type="string">
            <text:p>Local Memory Overhead(%)</text:p>
          </table:table-cell>
          <table:table-cell office:value-type="string">
            <text:p>Issued IPC</text:p>
          </table:table-cell>
          <table:table-cell office:value-type="string">
            <text:p>Requested Non-Coherent Global Load Throughput(bytes/sec)</text:p>
          </table:table-cell>
          <table:table-cell office:value-type="string">
            <text:p>L2 Hit Rate (Texture Reads)(%)</text:p>
          </table:table-cell>
          <table:table-cell office:value-type="string">
            <text:p>L2 Hit Rate (L1 Reads)(%)</text:p>
          </table:table-cell>
          <table:table-cell office:value-type="string">
            <text:p>L2 Throughput (Texture Reads)(bytes/sec)</text:p>
          </table:table-cell>
          <table:table-cell office:value-type="string">
            <text:p>L2 Throughput (L1 Reads)(bytes/sec)</text:p>
          </table:table-cell>
          <table:table-cell office:value-type="string">
            <text:p>Shared Memory Load Transactions Per Request</text:p>
          </table:table-cell>
          <table:table-cell office:value-type="string">
            <text:p>Shared Memory Store Transactions Per Request</text:p>
          </table:table-cell>
          <table:table-cell office:value-type="string">
            <text:p>Global Load Transactions Per Request</text:p>
          </table:table-cell>
          <table:table-cell office:value-type="string">
            <text:p>Global Store Transactions Per Request</text:p>
          </table:table-cell>
          <table:table-cell office:value-type="string">
            <text:p>Instructions per warp</text:p>
          </table:table-cell>
          <table:table-cell office:value-type="string">
            <text:p>Issue Slot Utilization(%)</text:p>
          </table:table-cell>
          <table:table-cell office:value-type="string">
            <text:p>Local Memory Load Transactions Per Request</text:p>
          </table:table-cell>
          <table:table-cell office:value-type="string">
            <text:p>Local Memory Store Transactions Per Request</text:p>
          </table:table-cell>
          <table:table-cell office:value-type="string">
            <text:p>Global Load Transactions</text:p>
          </table:table-cell>
          <table:table-cell office:value-type="string">
            <text:p>Global Store Transactions</text:p>
          </table:table-cell>
          <table:table-cell office:value-type="string">
            <text:p>System Memory Read Transactions</text:p>
          </table:table-cell>
          <table:table-cell office:value-type="string">
            <text:p>System Memory Write Transactions</text:p>
          </table:table-cell>
          <table:table-cell office:value-type="string">
            <text:p>Local Load Transactions</text:p>
          </table:table-cell>
          <table:table-cell office:value-type="string">
            <text:p>Local Store Transactions</text:p>
          </table:table-cell>
          <table:table-cell office:value-type="string">
            <text:p>Shared Load Transactions</text:p>
          </table:table-cell>
          <table:table-cell office:value-type="string">
            <text:p>Shared Store Transactions</text:p>
          </table:table-cell>
          <table:table-cell office:value-type="string">
            <text:p>Shared Memory Load Throughput(bytes/sec)</text:p>
          </table:table-cell>
          <table:table-cell office:value-type="string">
            <text:p>Local Memory Store Throughput(bytes/sec)</text:p>
          </table:table-cell>
          <table:table-cell office:value-type="string">
            <text:p>Local Memory Load Throughput(bytes/sec)</text:p>
          </table:table-cell>
          <table:table-cell office:value-type="string">
            <text:p>L2 Write Transactions</text:p>
          </table:table-cell>
          <table:table-cell office:value-type="string">
            <text:p>L2 Read Transactions</text:p>
          </table:table-cell>
          <table:table-cell office:value-type="string">
            <text:p>Device Memory Write Transactions</text:p>
          </table:table-cell>
          <table:table-cell office:value-type="string">
            <text:p>Device Memory Read Transactions</text:p>
          </table:table-cell>
          <table:table-cell office:value-type="string">
            <text:p>Texture Cache Transactions</text:p>
          </table:table-cell>
          <table:table-cell office:value-type="string">
            <text:p>Executed Control-Flow Instructions</text:p>
          </table:table-cell>
          <table:table-cell office:value-type="string">
            <text:p>Issued Control-Flow Instructions</text:p>
          </table:table-cell>
          <table:table-cell office:value-type="string">
            <text:p>Warp Non-Predicated Execution Efficiency(%)</text:p>
          </table:table-cell>
          <table:table-cell office:value-type="string">
            <text:p>System Memory Write Throughput(bytes/sec)</text:p>
          </table:table-cell>
          <table:table-cell office:value-type="string">
            <text:p>System Memory Read Throughput(bytes/sec)</text:p>
          </table:table-cell>
          <table:table-cell office:value-type="string">
            <text:p>L2 Throughput (Writes)(bytes/sec)</text:p>
          </table:table-cell>
          <table:table-cell office:value-type="string">
            <text:p>L2 Throughput (Reads)(bytes/sec)</text:p>
          </table:table-cell>
          <table:table-cell office:value-type="string">
            <text:p>Shared Memory Store Throughput(bytes/sec)</text:p>
          </table:table-cell>
          <table:table-cell office:value-type="string">
            <text:p>Floating Point Operations(Double Precision)</text:p>
          </table:table-cell>
          <table:table-cell office:value-type="string">
            <text:p>L2 Throughput (L1 Writes)(bytes/sec)</text:p>
          </table:table-cell>
          <table:table-cell office:value-type="string">
            <text:p>Floating Point Operations(Double Precision Add)</text:p>
          </table:table-cell>
          <table:table-cell office:value-type="string">
            <text:p>L2 Transactions (Atomic requests)</text:p>
          </table:table-cell>
          <table:table-cell office:value-type="string">
            <text:p>L2 Write Transactions (L1 write requests)</text:p>
          </table:table-cell>
          <table:table-cell office:value-type="string">
            <text:p>Floating Point Operation(Single Precision Mul)</text:p>
          </table:table-cell>
          <table:table-cell office:value-type="string">
            <text:p>L2 Transactions (Texture Reads)</text:p>
          </table:table-cell>
          <table:table-cell office:value-type="string">
            <text:p>Floating Point Operations(Single Precision FMA)</text:p>
          </table:table-cell>
          <table:table-cell office:value-type="string">
            <text:p>Floating Point Operations(Single Precision)</text:p>
          </table:table-cell>
          <table:table-cell office:value-type="string">
            <text:p>L2 Read Transactions (L1 read requests)</text:p>
          </table:table-cell>
          <table:table-cell office:value-type="string">
            <text:p>Floating Point Operations(Single Precision Add)</text:p>
          </table:table-cell>
          <table:table-cell office:value-type="string">
            <text:p>Issued Load/Store Instructions</text:p>
          </table:table-cell>
          <table:table-cell office:value-type="string">
            <text:p>Executed Load/Store Instructions</text:p>
          </table:table-cell>
          <table:table-cell office:value-type="string">
            <text:p>Issue Stall Reasons (Texture)(%)</text:p>
          </table:table-cell>
          <table:table-cell office:value-type="string">
            <text:p>Issue Stall Reasons (Synchronization)(%)</text:p>
          </table:table-cell>
          <table:table-cell office:value-type="string">
            <text:p>Issue Stall Reasons (Execution Dependency)(%)</text:p>
          </table:table-cell>
          <table:table-cell office:value-type="string">
            <text:p>Issue Stall Reasons (Data Request)(%)</text:p>
          </table:table-cell>
          <table:table-cell office:value-type="string">
            <text:p>Floating Point Operations(Single Precision Special)</text:p>
          </table:table-cell>
          <table:table-cell office:value-type="string">
            <text:p>Issue Stall Reasons (Instructions Fetch)(%)</text:p>
          </table:table-cell>
          <table:table-cell office:value-type="string">
            <text:p>Floating Point Operations(Double Precision Mul)</text:p>
          </table:table-cell>
          <table:table-cell office:value-type="string">
            <text:p>Floating Point Operations(Double Precison FMA)</text:p>
          </table:table-cell>
          <table:table-cell office:value-type="string">
            <text:p>Atomic Transactions Per Request</text:p>
          </table:table-cell>
          <table:table-cell office:value-type="string">
            <text:p>Atomic Transactions</text:p>
          </table:table-cell>
          <table:table-cell office:value-type="string">
            <text:p>Atomic Replay Overhead</text:p>
          </table:table-cell>
          <table:table-cell office:value-type="string">
            <text:p>Inter-Thread Instructions</text:p>
          </table:table-cell>
          <table:table-cell office:value-type="string">
            <text:p>ECC Transactions</text:p>
          </table:table-cell>
          <table:table-cell office:value-type="string">
            <text:p>Issue Stall Reasons (Pipe Busy)(%)</text:p>
          </table:table-cell>
          <table:table-cell office:value-type="string">
            <text:p>ECC Throughput(bytes/sec)</text:p>
          </table:table-cell>
          <table:table-cell office:value-type="string">
            <text:p>FLOP Efficiency(Peak Single)(%)</text:p>
          </table:table-cell>
          <table:table-cell office:value-type="string">
            <text:p>Issue Stall Reasons (Immediate constant)(%)</text:p>
          </table:table-cell>
          <table:table-cell office:value-type="string">
            <text:p>Issue Stall Reasons (Memory Throttle)(%)</text:p>
          </table:table-cell>
          <table:table-cell office:value-type="string">
            <text:p>FLOP Efficiency(Peak Double)(%)</text:p>
          </table:table-cell>
          <table:table-cell office:value-type="string">
            <text:p>Issue Stall Reasons (Not Selected)(%)</text:p>
          </table:table-cell>
          <table:table-cell office:value-type="string">
            <text:p>L1 Local Hit Rate(%)</text:p>
          </table:table-cell>
          <table:table-cell office:value-type="string">
            <text:p>Multiprocessor Activity(%)</text:p>
          </table:table-cell>
          <table:table-cell office:value-type="string">
            <text:p>L1 Global Hit Rate(%)</text:p>
          </table:table-cell>
          <table:table-cell office:value-type="string">
            <text:p>Requested Global Load Throughput(bytes/sec)</text:p>
          </table:table-cell>
          <table:table-cell office:value-type="string">
            <text:p>Requested Global Store Throughput(bytes/sec)</text:p>
          </table:table-cell>
          <table:table-cell office:value-type="string">
            <text:p>Executed IPC</text:p>
          </table:table-cell>
          <table:table-cell office:value-type="string">
            <text:p>Achieved Occupancy</text:p>
          </table:table-cell>
          <table:table-cell office:value-type="string">
            <text:p>Instruction Replay Overhead</text:p>
          </table:table-cell>
          <table:table-cell office:value-type="string">
            <text:p>Shared Memory Replay Overhead</text:p>
          </table:table-cell>
          <table:table-cell office:value-type="string">
            <text:p>Texture Cache Hit Rate(%)</text:p>
          </table:table-cell>
          <table:table-cell office:value-type="string">
            <text:p>Texture Cache Throughput(bytes/sec)</text:p>
          </table:table-cell>
          <table:table-cell office:value-type="string">
            <text:p>Global Memory Replay Overhead</text:p>
          </table:table-cell>
          <table:table-cell office:value-type="string">
            <text:p>Global Memory Cache Replay Overhead</text:p>
          </table:table-cell>
          <table:table-cell table:number-columns-repeated="19"/>
        </table:table-row>
        <table:table-row table:style-name="ro1">
          <table:table-cell office:value-type="string">
            <text:p>wbd::gpu::detection::atomicshared::detect(__int64, __int64, unsigned int, unsigned int, wbd::Detection*, unsigned int*)</text:p>
          </table:table-cell>
          <table:table-cell office:value-type="float" office:value="213073831">
            <text:p>213073831</text:p>
          </table:table-cell>
          <table:table-cell office:value-type="float" office:value="11658994">
            <text:p>11658994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3072">
            <text:p>3072</text:p>
          </table:table-cell>
          <table:table-cell table:number-columns-repeated="2"/>
          <table:table-cell office:value-type="float" office:value="91725104">
            <text:p>91725104</text:p>
          </table:table-cell>
          <table:table-cell office:value-type="float" office:value="175990059">
            <text:p>175990059</text:p>
          </table:table-cell>
          <table:table-cell office:value-type="float" office:value="665977078">
            <text:p>665977078</text:p>
          </table:table-cell>
          <table:table-cell office:value-type="float" office:value="834100249">
            <text:p>834100249</text:p>
          </table:table-cell>
          <table:table-cell office:value-type="float" office:value="635057966">
            <text:p>635057966</text:p>
          </table:table-cell>
          <table:table-cell office:value-type="float" office:value="775138017">
            <text:p>775138017</text:p>
          </table:table-cell>
          <table:table-cell office:value-type="float" office:value="0">
            <text:p>0</text:p>
          </table:table-cell>
          <table:table-cell office:value-type="float" office:value="5783912">
            <text:p>5783912</text:p>
          </table:table-cell>
          <table:table-cell office:value-type="float" office:value="2.53">
            <text:p>2,53</text:p>
          </table:table-cell>
          <table:table-cell office:value-type="float" office:value="1445978">
            <text:p>1445978</text:p>
          </table:table-cell>
          <table:table-cell table:number-columns-repeated="2" office:value-type="float" office:value="0">
            <text:p>0</text:p>
          </table:table-cell>
          <table:table-cell office:value-type="float" office:value="277122568">
            <text:p>277122568</text:p>
          </table:table-cell>
          <table:table-cell office:value-type="float" office:value="290083532">
            <text:p>290083532</text:p>
          </table:table-cell>
          <table:table-cell office:value-type="string">
            <text:p>Low (1)</text:p>
          </table:table-cell>
          <table:table-cell office:value-type="string">
            <text:p>Low (2)</text:p>
          </table:table-cell>
          <table:table-cell table:number-columns-repeated="2" office:value-type="float" office:value="0">
            <text:p>0</text:p>
          </table:table-cell>
          <table:table-cell office:value-type="float" office:value="235193567">
            <text:p>2351935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Low (2)</text:p>
          </table:table-cell>
          <table:table-cell office:value-type="float" office:value="3.124">
            <text:p>3,124</text:p>
          </table:table-cell>
          <table:table-cell table:number-columns-repeated="2" office:value-type="string">
            <text:p>Low (2)</text:p>
          </table:table-cell>
          <table:table-cell office:value-type="string">
            <text:p>Mid (4)</text:p>
          </table:table-cell>
          <table:table-cell table:number-columns-repeated="2" office:value-type="string">
            <text:p>Low (1)</text:p>
          </table:table-cell>
          <table:table-cell office:value-type="float" office:value="4.645">
            <text:p>4,645</text:p>
          </table:table-cell>
          <table:table-cell office:value-type="float" office:value="0">
            <text:p>0</text:p>
          </table:table-cell>
          <table:table-cell office:value-type="float" office:value="17.272">
            <text:p>17,272</text:p>
          </table:table-cell>
          <table:table-cell office:value-type="float" office:value="0">
            <text:p>0</text:p>
          </table:table-cell>
          <table:table-cell office:value-type="float" office:value="16946615">
            <text:p>16946615</text:p>
          </table:table-cell>
          <table:table-cell office:value-type="float" office:value="8777087867">
            <text:p>8777087867</text:p>
          </table:table-cell>
          <table:table-cell office:value-type="float" office:value="0">
            <text:p>0</text:p>
          </table:table-cell>
          <table:table-cell office:value-type="float" office:value="5232322">
            <text:p>5232322</text:p>
          </table:table-cell>
          <table:table-cell office:value-type="float" office:value="38.971">
            <text:p>38,971</text:p>
          </table:table-cell>
          <table:table-cell office:value-type="float" office:value="86.968">
            <text:p>86,968</text:p>
          </table:table-cell>
          <table:table-cell office:value-type="float" office:value="1.717">
            <text:p>1,717</text:p>
          </table:table-cell>
          <table:table-cell office:value-type="float" office:value="0">
            <text:p>0</text:p>
          </table:table-cell>
          <table:table-cell office:value-type="float" office:value="94.37">
            <text:p>94,37</text:p>
          </table:table-cell>
          <table:table-cell office:value-type="float" office:value="64.298">
            <text:p>64,298</text:p>
          </table:table-cell>
          <table:table-cell office:value-type="float" office:value="149184223060">
            <text:p>149184223060</text:p>
          </table:table-cell>
          <table:table-cell office:value-type="float" office:value="20966684">
            <text:p>20966684</text:p>
          </table:table-cell>
          <table:table-cell office:value-type="float" office:value="8.527">
            <text:p>8,527</text:p>
          </table:table-cell>
          <table:table-cell office:value-type="float" office:value="5.861">
            <text:p>5,861</text:p>
          </table:table-cell>
          <table:table-cell office:value-type="float" office:value="0">
            <text:p>0</text:p>
          </table:table-cell>
          <table:table-cell office:value-type="float" office:value="1.518">
            <text:p>1,518</text:p>
          </table:table-cell>
          <table:table-cell office:value-type="float" office:value="470.199">
            <text:p>470,199</text:p>
          </table:table-cell>
          <table:table-cell office:value-type="float" office:value="34.796">
            <text:p>34,796</text:p>
          </table:table-cell>
          <table:table-cell table:number-columns-repeated="3"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885452">
            <text:p>8885452</text:p>
          </table:table-cell>
          <table:table-cell office:value-type="float" office:value="9762562">
            <text:p>9762562</text:p>
          </table:table-cell>
          <table:table-cell office:value-type="float" office:value="221520175379">
            <text:p>221520175379</text:p>
          </table:table-cell>
          <table:table-cell office:value-type="float" office:value="13169620">
            <text:p>13169620</text:p>
          </table:table-cell>
          <table:table-cell office:value-type="float" office:value="0">
            <text:p>0</text:p>
          </table:table-cell>
          <table:table-cell office:value-type="float" office:value="6699">
            <text:p>6699</text:p>
          </table:table-cell>
          <table:table-cell office:value-type="float" office:value="47874578">
            <text:p>47874578</text:p>
          </table:table-cell>
          <table:table-cell office:value-type="float" office:value="5438">
            <text:p>5438</text:p>
          </table:table-cell>
          <table:table-cell office:value-type="float" office:value="2816480">
            <text:p>2816480</text:p>
          </table:table-cell>
          <table:table-cell office:value-type="float" office:value="99886000">
            <text:p>99886000</text:p>
          </table:table-cell>
          <table:table-cell office:value-type="float" office:value="50487920">
            <text:p>50487920</text:p>
          </table:table-cell>
          <table:table-cell office:value-type="float" office:value="51391016">
            <text:p>51391016</text:p>
          </table:table-cell>
          <table:table-cell office:value-type="float" office:value="36.142">
            <text:p>36,142</text:p>
          </table:table-cell>
          <table:table-cell office:value-type="float" office:value="28046">
            <text:p>28046</text:p>
          </table:table-cell>
          <table:table-cell office:value-type="float" office:value="0">
            <text:p>0</text:p>
          </table:table-cell>
          <table:table-cell office:value-type="float" office:value="20876310">
            <text:p>20876310</text:p>
          </table:table-cell>
          <table:table-cell office:value-type="float" office:value="149193098375">
            <text:p>149193098375</text:p>
          </table:table-cell>
          <table:table-cell office:value-type="float" office:value="243387105843">
            <text:p>243387105843</text:p>
          </table:table-cell>
          <table:table-cell office:value-type="float" office:value="0">
            <text:p>0</text:p>
          </table:table-cell>
          <table:table-cell office:value-type="float" office:value="19184142">
            <text:p>19184142</text:p>
          </table:table-cell>
          <table:table-cell office:value-type="float" office:value="0">
            <text:p>0</text:p>
          </table:table-cell>
          <table:table-cell office:value-type="float" office:value="928">
            <text:p>928</text:p>
          </table:table-cell>
          <table:table-cell office:value-type="float" office:value="6156">
            <text:p>6156</text:p>
          </table:table-cell>
          <table:table-cell office:value-type="float" office:value="0">
            <text:p>0</text:p>
          </table:table-cell>
          <table:table-cell office:value-type="float" office:value="47871730">
            <text:p>47871730</text:p>
          </table:table-cell>
          <table:table-cell office:value-type="float" office:value="64575330">
            <text:p>64575330</text:p>
          </table:table-cell>
          <table:table-cell office:value-type="float" office:value="401254287">
            <text:p>401254287</text:p>
          </table:table-cell>
          <table:table-cell office:value-type="float" office:value="6728">
            <text:p>6728</text:p>
          </table:table-cell>
          <table:table-cell office:value-type="float" office:value="272103627">
            <text:p>272103627</text:p>
          </table:table-cell>
          <table:table-cell office:value-type="float" office:value="43224055">
            <text:p>43224055</text:p>
          </table:table-cell>
          <table:table-cell office:value-type="float" office:value="42756615">
            <text:p>42756615</text:p>
          </table:table-cell>
          <table:table-cell office:value-type="float" office:value="0.844">
            <text:p>0,844</text:p>
          </table:table-cell>
          <table:table-cell office:value-type="float" office:value="17.757">
            <text:p>17,757</text:p>
          </table:table-cell>
          <table:table-cell office:value-type="float" office:value="38.676">
            <text:p>38,676</text:p>
          </table:table-cell>
          <table:table-cell office:value-type="float" office:value="24.497">
            <text:p>24,497</text:p>
          </table:table-cell>
          <table:table-cell office:value-type="float" office:value="0">
            <text:p>0</text:p>
          </table:table-cell>
          <table:table-cell office:value-type="float" office:value="6.128">
            <text:p>6,128</text:p>
          </table:table-cell>
          <table:table-cell table:number-columns-repeated="2" office:value-type="float" office:value="0">
            <text:p>0</text:p>
          </table:table-cell>
          <table:table-cell office:value-type="float" office:value="4.336">
            <text:p>4,336</text:p>
          </table:table-cell>
          <table:table-cell office:value-type="float" office:value="464">
            <text:p>464</text:p>
          </table:table-cell>
          <table:table-cell table:number-columns-repeated="3" office:value-type="float" office:value="0">
            <text:p>0</text:p>
          </table:table-cell>
          <table:table-cell office:value-type="float" office:value="4.568">
            <text:p>4,568</text:p>
          </table:table-cell>
          <table:table-cell office:value-type="float" office:value="0">
            <text:p>0</text:p>
          </table:table-cell>
          <table:table-cell office:value-type="float" office:value="0.595">
            <text:p>0,595</text:p>
          </table:table-cell>
          <table:table-cell office:value-type="float" office:value="0.45">
            <text:p>0,45</text:p>
          </table:table-cell>
          <table:table-cell office:value-type="float" office:value="0.136">
            <text:p>0,136</text:p>
          </table:table-cell>
          <table:table-cell office:value-type="float" office:value="0">
            <text:p>0</text:p>
          </table:table-cell>
          <table:table-cell office:value-type="float" office:value="4.224">
            <text:p>4,224</text:p>
          </table:table-cell>
          <table:table-cell office:value-type="float" office:value="0">
            <text:p>0</text:p>
          </table:table-cell>
          <table:table-cell office:value-type="float" office:value="96.147">
            <text:p>96,147</text:p>
          </table:table-cell>
          <table:table-cell table:number-columns-repeated="2" office:value-type="float" office:value="0">
            <text:p>0</text:p>
          </table:table-cell>
          <table:table-cell office:value-type="float" office:value="903736">
            <text:p>903736</text:p>
          </table:table-cell>
          <table:table-cell office:value-type="float" office:value="1.64">
            <text:p>1,64</text:p>
          </table:table-cell>
          <table:table-cell office:value-type="float" office:value="0.466">
            <text:p>0,466</text:p>
          </table:table-cell>
          <table:table-cell office:value-type="float" office:value="0.47">
            <text:p>0,47</text:p>
          </table:table-cell>
          <table:table-cell office:value-type="float" office:value="0.1">
            <text:p>0,1</text:p>
          </table:table-cell>
          <table:table-cell office:value-type="float" office:value="85.286">
            <text:p>85,286</text:p>
          </table:table-cell>
          <table:table-cell office:value-type="float" office:value="311277977726">
            <text:p>311277977726</text:p>
          </table:table-cell>
          <table:table-cell table:number-columns-repeated="2" office:value-type="float" office:value="0">
            <text:p>0</text:p>
          </table:table-cell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19.05.2015</text:date>, <text:time>14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9T14:50:56.43</dc:date>
    <dc:creator>Pavel Macenauer</dc:creator>
    <meta:generator>OpenOffice/4.1.1$Win32 OpenOffice.org_project/411m6$Build-9775</meta:generator>
    <meta:editing-duration>PT14M41S</meta:editing-duration>
    <meta:editing-cycles>1</meta:editing-cycles>
    <meta:document-statistic meta:table-count="1" meta:cell-count="518" meta:object-count="0"/>
  </office:meta>
</office:document-meta>
</file>